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T1" style:family="text">
      <style:text-properties fo:font-variant="normal" fo:text-transform="none" fo:color="#000000" style:font-name="Lucida Grande2" fo:font-size="9.25pt" fo:letter-spacing="normal" fo:font-style="normal" fo:font-weight="normal"/>
    </style:style>
    <style:style style:name="T2" style:family="text">
      <style:text-properties fo:font-variant="normal" fo:text-transform="none" fo:color="#0033cc" style:font-name="Lucida Grande2" fo:font-size="9.25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 conviviale et performante. Permettre de regrouper facilement les nouvelles par catégorie ou par date. </text:p>
      <text:h text:style-name="Heading_20_2" text:outline-level="2">Attentes des utilisateurs (User Stories)</text:h>
      <text:p text:style-name="Text_20_body"/>
      <text:h text:style-name="Heading_20_2" text:outline-level="2">Acteurs</text:h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Page nouvelle par date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 de l’utilisateur </text:h>
      <text:p text:style-name="Standard">S'abonner un flux Atom/rss</text:p>
      <text:p text:style-name="Standard">Cliquer sur next/previous pour naviger entre les nouvelles</text:p>
      <text:p text:style-name="Standard">Sélectionner une categories</text:p>
      <text:h text:style-name="Heading_20_2" text:outline-level="2">Testes de validation et de mesure</text:h>
      <text:p text:style-name="Text_20_body">Lien invalide redirige à la page défaut des nouvelles</text:p>
      <text:p text:style-name="Text_20_body">Nouvelle pas publier doivent jamais s'afficher</text:p>
      <text:p text:style-name="Text_20_body"/>
      <text:h text:style-name="Heading_20_2" text:outline-level="2"><text:soft-page-break/>Dictionnaire et terme des objets et action</text:h>
      <text:h text:style-name="Heading_20_2" text:outline-level="2">Plan du produit</text:h>
      <text:p text:style-name="Standard"><text:a xlink:type="simple" xlink:href="http://en.wikipedia.org/wiki/Structure_chart"><text:span text:style-name="Strong_20_Emphasis"><text:span text:style-name="T2">Structure chart</text:span></text:span></text:a><text:span text:style-name="T1"><text:line-break/>A Structure Chart (SC) in software engineering and organizational theory is a chart, which shows the breakdown of the configuration system to the lowest manageable levels. It is used to show the hierarchical arrangement of the modules in a structured program. Each rectangular box represents a module. The names of the modules are written inside the box. An arrow joins two modules that have an invocation relationship.</text:span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1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22H19M21S</meta:editing-duration>
    <meta:editing-cycles>6</meta:editing-cycles>
    <meta:generator>OOo-dev/3.3$Unix OpenOffice.org_project/300m69$Build-9475</meta:generator>
    <meta:initial-creator>Francis Lavoie</meta:initial-creator>
    <dc:date>2010-01-19T12:05:50</dc:date>
    <dc:creator>Francis Lavoie</dc:creator>
    <meta:document-statistic meta:table-count="0" meta:image-count="1" meta:object-count="0" meta:page-count="2" meta:paragraph-count="34" meta:word-count="223" meta:character-count="1481"/>
  </office:meta>
</office:document-meta>
</file>